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start" style:justify-single-word="false"/>
      <style:text-properties style:font-name="Arial1" officeooo:rsid="001630b2" officeooo:paragraph-rsid="00138b4b"/>
    </style:style>
    <style:style style:name="P2" style:family="paragraph" style:parent-style-name="Standard">
      <style:paragraph-properties fo:line-height="200%" fo:text-align="start" style:justify-single-word="false"/>
      <style:text-properties style:font-name="Arial1" officeooo:rsid="0009ec31" officeooo:paragraph-rsid="00138b4b"/>
    </style:style>
    <style:style style:name="P3" style:family="paragraph" style:parent-style-name="Standard">
      <style:paragraph-properties fo:line-height="200%" fo:text-align="start" style:justify-single-word="false"/>
      <style:text-properties style:font-name="Arial1" officeooo:rsid="00102702" officeooo:paragraph-rsid="00138b4b"/>
    </style:style>
    <style:style style:name="P4" style:family="paragraph" style:parent-style-name="Standard">
      <style:paragraph-properties fo:text-align="center" style:justify-single-word="false"/>
      <style:text-properties officeooo:paragraph-rsid="00138b4b"/>
    </style:style>
    <style:style style:name="P5" style:family="paragraph" style:parent-style-name="Standard">
      <style:paragraph-properties fo:line-height="200%" fo:text-align="center" style:justify-single-word="false"/>
      <style:text-properties fo:font-size="14pt" fo:font-weight="bold" officeooo:rsid="00094d9f" officeooo:paragraph-rsid="00138b4b" style:font-size-asian="14pt" style:font-weight-asian="bold" style:font-size-complex="14pt" style:font-weight-complex="bold"/>
    </style:style>
    <style:style style:name="P6" style:family="paragraph" style:parent-style-name="Standard">
      <style:paragraph-properties fo:line-height="200%" fo:text-align="center" style:justify-single-word="false"/>
      <style:text-properties officeooo:rsid="00094d9f" officeooo:paragraph-rsid="00138b4b"/>
    </style:style>
    <style:style style:name="P7" style:family="paragraph" style:parent-style-name="Standard">
      <style:paragraph-properties fo:line-height="200%" fo:text-align="center" style:justify-single-word="false"/>
      <style:text-properties officeooo:rsid="00195a55" officeooo:paragraph-rsid="00138b4b"/>
    </style:style>
    <style:style style:name="T1" style:family="text">
      <style:text-properties officeooo:rsid="000d516d"/>
    </style:style>
    <style:style style:name="T2" style:family="text">
      <style:text-properties officeooo:rsid="000ba2d8"/>
    </style:style>
    <style:style style:name="T3" style:family="text">
      <style:text-properties officeooo:rsid="000f4026"/>
    </style:style>
    <style:style style:name="T4" style:family="text">
      <style:text-properties officeooo:rsid="00102702"/>
    </style:style>
    <style:style style:name="T5" style:family="text">
      <style:text-properties officeooo:rsid="001065b1"/>
    </style:style>
    <style:style style:name="T6" style:family="text">
      <style:text-properties officeooo:rsid="00116364"/>
    </style:style>
    <style:style style:name="T7" style:family="text">
      <style:text-properties officeooo:rsid="0013633c"/>
    </style:style>
    <style:style style:name="T8" style:family="text">
      <style:text-properties officeooo:rsid="00147eee"/>
    </style:style>
    <style:style style:name="T9" style:family="text">
      <style:text-properties officeooo:rsid="001630b2"/>
    </style:style>
    <style:style style:name="T10" style:family="text">
      <style:text-properties officeooo:rsid="0017e6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Use of Informatics and Data Analytics <text:span text:style-name="T1">in Retail</text:span></text:p>
      <text:p text:style-name="P6">Tracy Harvey</text:p>
      <text:p text:style-name="P6">IS415 – Informatics &amp; Analytics</text:p>
      <text:p text:style-name="P7">Olympic College</text:p>
      <text:p text:style-name="P6"/>
      <text:p text:style-name="P6"/>
      <text:p text:style-name="P6"/>
      <text:p text:style-name="P6"/>
      <text:p text:style-name="P6"/>
      <text:p text:style-name="P6"/>
      <text:p text:style-name="P2"><text:tab/></text:p>
      <text:p text:style-name="P2"/>
      <text:p text:style-name="P2"/>
      <text:p text:style-name="P2"/>
      <text:p text:style-name="P2"><text:soft-page-break/><text:tab/>There are many ways that <text:span text:style-name="T1">businesses in the retail industry</text:span> could use Informatics and analytics to improve their business<text:span text:style-name="T1">es</text:span>. In fact they are implementing some of these processes right now in their business model. Lets take a look at what could be done and possibly what <text:span text:style-name="T1">companies</text:span> <text:span text:style-name="T1">are</text:span> already doing <text:span text:style-name="T2">to leverage big data to work for them.</text:span></text:p>
      <text:p text:style-name="P2"><text:tab/><text:span text:style-name="T2">The first couple of ways that </text:span><text:span text:style-name="T1">a retail business</text:span><text:span text:style-name="T2"> could </text:span><text:span text:style-name="T1">use</text:span><text:span text:style-name="T2"> analytics to improve their business would be for optimization of their supply chain and for inventory management. </text:span><text:span text:style-name="T1">By, using Artificial Inte</text:span><text:span text:style-name="T3">lligence (AI) and Machine Learning (ML) to forecast demand by using predictive analytics to accurately predict customer demand which would limit the amount of times the retailer is out of stock on something and on the flip side of that minimize the instances where they have excess inventory due to something not selling well. AI and ML </text:span><text:span text:style-name="T4">could use Informatics </text:span><text:span text:style-name="T3">to identify suppliers that have a high performance history </text:span><text:span text:style-name="T4">to build a large strategic supply network so that getting products to their customers is as streamlined as possible. </text:span></text:p>
      <text:p text:style-name="P3">In inventory management <text:span text:style-name="T5">analytics could be used keep track of your stock in real time and then manage the purchasing of new stock or moving of existing stock to fill in for the purchased products, again, to manage over or under stock situations. </text:span><text:span text:style-name="T6">An article on ciodive.com named How Walmart enhances its inventory, supply chain through AI states “AI and ML based predictions help the company balance its networ</text:span><text:span text:style-name="T7">k</text:span><text:span text:style-name="T6">, placing inventory in the right location and at the right time as shoppers pack their physical or digital shopping carts”. </text:span><text:span text:style-name="T8">These AI and ML models that Walmart is employing use analytics to analyze the behavior of customers such as the customer’s preferences and purchasing patterns to make extremely accurate </text:span><text:span text:style-name="T9">predictions for not only what customers will </text:span><text:soft-page-break/><text:span text:style-name="T9">purchase but what stores they are likely to purchase them from so that, as stated above, the inventory can be where the inventory is needed, when it is needed. </text:span></text:p>
      <text:p text:style-name="P1">The Walmart article brought up another good point where informatics and analytics can be extremely useful to retail companies, customer insight. Customer insight is a combination of behavioral analytics such as <text:span text:style-name="T10">preferences and demographics</text:span> and the use of informatics <text:span text:style-name="T10">to establish a history of purchasing patterns</text:span> <text:span text:style-name="T10">to better allow the AI and ML models to predict when and where customers are likely to purchase items and more importantly what those items are likely to be. </text:sp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10T14:47:35.005000000</meta:creation-date>
    <dc:date>2024-01-10T14:50:27.332000000</dc:date>
    <meta:editing-duration>PT2M52S</meta:editing-duration>
    <meta:editing-cycles>1</meta:editing-cycles>
    <meta:document-statistic meta:table-count="0" meta:image-count="0" meta:object-count="0" meta:page-count="3" meta:paragraph-count="9" meta:word-count="422" meta:character-count="2572" meta:non-whitespace-character-count="2151"/>
    <meta:generator>LibreOffice/7.3.4.2$Windows_X86_64 LibreOffice_project/728fec16bd5f605073805c3c9e7c4212a0120dc5</meta:generator>
  </office:meta>
</office:document-meta>
</file>